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0693in" fo:margin-bottom="0.0693in" fo:line-height="100%"/>
    </style:style>
    <style:style style:name="P2" style:family="paragraph" style:parent-style-name="Standard" style:master-page-name="Standard">
      <style:paragraph-properties fo:margin-top="0.0693in" fo:margin-bottom="0.0693in" fo:line-height="100%" style:page-number="auto"/>
    </style:style>
    <style:style style:name="P3" style:family="paragraph" style:parent-style-name="footnote_20_text" style:list-style-name="WWNum1"/>
    <style:style style:name="P4" style:family="paragraph" style:parent-style-name="footnote_20_text" style:list-style-name="WWNum2"/>
    <style:style style:name="P5" style:family="paragraph" style:parent-style-name="footnote_20_text" style:master-page-name="Converted1">
      <style:paragraph-properties style:page-number="auto"/>
    </style:style>
    <style:style style:name="P6" style:family="paragraph" style:parent-style-name="footnote_20_text" style:master-page-name="Converted2">
      <style:paragraph-properties style:page-number="auto"/>
    </style:style>
    <style:style style:name="P7" style:family="paragraph" style:parent-style-name="footnote_20_text" style:master-page-name="Converted3">
      <style:paragraph-properties style:page-number="auto"/>
    </style:style>
    <style:style style:name="P8" style:family="paragraph" style:parent-style-name="footnote_20_text" style:master-page-name="Converted4">
      <style:paragraph-properties style:page-number="auto"/>
    </style:style>
    <style:style style:name="P9" style:family="paragraph" style:parent-style-name="footnote_20_text" style:master-page-name="Converted5">
      <style:paragraph-properties style:page-number="auto"/>
    </style:style>
    <style:style style:name="P10" style:family="paragraph" style:parent-style-name="footnote_20_text" style:master-page-name="Converted6">
      <style:paragraph-properties style:page-number="auto"/>
    </style:style>
    <style:style style:name="P11" style:family="paragraph" style:parent-style-name="footnote_20_text" style:master-page-name="Converted7">
      <style:paragraph-properties style:page-number="auto"/>
    </style:style>
    <style:style style:name="P12" style:family="paragraph" style:parent-style-name="footnote_20_text" style:master-page-name="Converted8">
      <style:paragraph-properties style:page-number="auto"/>
    </style:style>
    <style:style style:name="P13" style:family="paragraph" style:parent-style-name="footnote_20_text" style:master-page-name="Converted9">
      <style:paragraph-properties style:page-number="auto"/>
    </style:style>
    <style:style style:name="P14" style:family="paragraph" style:parent-style-name="footnote_20_text" style:master-page-name="Converted10">
      <style:paragraph-properties style:page-number="auto"/>
    </style:style>
    <style:style style:name="P15" style:family="paragraph" style:parent-style-name="footnote_20_text" style:master-page-name="Converted11">
      <style:paragraph-properties style:page-number="auto"/>
    </style:style>
    <style:style style:name="P16" style:family="paragraph" style:parent-style-name="footnote_20_text" style:master-page-name="Converted12">
      <style:paragraph-properties style:page-number="auto"/>
    </style:style>
    <style:style style:name="P17" style:family="paragraph" style:parent-style-name="footnote_20_text" style:master-page-name="Converted13">
      <style:paragraph-properties style:page-number="auto"/>
    </style:style>
    <style:style style:name="P18" style:family="paragraph" style:parent-style-name="footnote_20_text" style:master-page-name="Converted14">
      <style:paragraph-properties style:page-number="auto"/>
    </style:style>
    <style:style style:name="P19" style:family="paragraph" style:parent-style-name="footnote_20_text" style:master-page-name="Converted15">
      <style:paragraph-properties style:page-number="auto"/>
    </style:style>
    <style:style style:name="P20" style:family="paragraph" style:parent-style-name="footnote_20_text" style:master-page-name="Converted16">
      <style:paragraph-properties style:page-number="auto"/>
    </style:style>
    <style:style style:name="P21" style:family="paragraph" style:parent-style-name="footnote_20_text" style:master-page-name="Converted17">
      <style:paragraph-properties style:page-number="auto"/>
    </style:style>
    <style:style style:name="P22" style:family="paragraph" style:parent-style-name="footnote_20_text" style:master-page-name="Converted18">
      <style:paragraph-properties style:page-number="auto"/>
    </style:style>
    <style:style style:name="P23" style:family="paragraph" style:parent-style-name="footnote_20_text" style:master-page-name="Converted19">
      <style:paragraph-properties style:page-number="auto"/>
    </style:style>
    <style:style style:name="P24" style:family="paragraph" style:parent-style-name="footnote_20_text" style:master-page-name="Converted20">
      <style:paragraph-properties style:page-number="auto"/>
    </style:style>
    <style:style style:name="P25" style:family="paragraph" style:parent-style-name="footnote_20_text" style:master-page-name="Converted21">
      <style:paragraph-properties style:page-number="auto"/>
    </style:style>
    <style:style style:name="T1" style:family="tex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fo:font-size="12pt" style:font-size-asian="12pt" style:font-size-complex="12pt"/>
    </style:style>
    <style:style style:name="T5" style:family="text">
      <style:text-properties fo:font-size="12pt" style:font-name-asian="Times New Roman1" style:font-size-asian="12pt" style:font-name-complex="Times New Roman1" style:font-size-complex="12pt"/>
    </style:style>
    <style:style style:name="T6" style:family="text">
      <style:text-properties fo:font-size="11pt" style:font-name-asian="Times New Roman1" style:font-size-asian="11pt" style:font-name-complex="Times New Roman1" style:font-size-complex="11pt"/>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Einleitung: Flüchtlingskrise stellt Europa auf die Probe</text:span><text:note text:id="ftn1" text:note-class="footnote"><text:note-citation>1</text:note-citation><text:note-body><text:p text:style-name="P5"><text:span text:style-name="footnote_20_reference"/> etwas auf die Probe stellen = </text:p></text:note-body></text:note></text:h>
      <text:p text:style-name="P1"><text:span text:style-name="T2">Der Flüchtlingsstrom</text:span><text:note text:id="ftn2" text:note-class="footnote"><text:note-citation>2</text:note-citation><text:note-body><text:p text:style-name="P6"><text:span text:style-name="footnote_20_reference"/> der <text:span text:style-name="T6">Flüchtlingsstrom</text:span><text:span text:style-name="T2"> =</text:span></text:p></text:note-body></text:note><text:span text:style-name="T2"> hat </text:span><text:span text:style-name="T3">Deutschland unvorbereitet</text:span><text:note text:id="ftn3" text:note-class="footnote"><text:note-citation>3</text:note-citation><text:note-body><text:p text:style-name="P7"><text:span text:style-name="footnote_20_reference"/> vorbereiten =</text:p></text:note-body></text:note><text:span text:style-name="T3"> </text:span><text:span text:style-name="T2">getroffen. Waren es 2013 noch 127.000 Asylanträge, so stiegen diese 2014 auf 202.000. 2015 wurden 1,1 Million Flüchtlinge registriert. Mit dieser Dimension hatte niemand gerechnet. In den Bundesländern, Städten und Gemeinden, die für die Unterbringung</text:span><text:note text:id="ftn4" text:note-class="footnote"><text:note-citation>4</text:note-citation><text:note-body><text:p text:style-name="P8"><text:span text:style-name="footnote_20_reference"/> die Unterbringung =</text:p></text:note-body></text:note><text:span text:style-name="T2"> verantwortlich</text:span><text:note text:id="ftn5" text:note-class="footnote"><text:note-citation>5</text:note-citation><text:note-body><text:p text:style-name="P9"><text:span text:style-name="footnote_20_reference"/> verantwortlich sein =</text:p></text:note-body></text:note><text:span text:style-name="T2"> sind, fehlen vielerorts geeinigte</text:span><text:note text:id="ftn6" text:note-class="footnote"><text:note-citation>6</text:note-citation><text:note-body><text:p text:style-name="P10"><text:span text:style-name="footnote_20_reference"/> geeignet = </text:p></text:note-body></text:note><text:span text:style-name="T2"> Unterkünfte</text:span><text:note text:id="ftn7" text:note-class="footnote"><text:note-citation>7</text:note-citation><text:note-body><text:p text:style-name="P11"><text:span text:style-name="footnote_20_reference"/> die Unterkunft =</text:p></text:note-body></text:note><text:span text:style-name="T2">. Flüchtlinge müssen inzwischen in Schulturnhallen</text:span><text:note text:id="ftn8" text:note-class="footnote"><text:note-citation>8</text:note-citation><text:note-body><text:p text:style-name="P12"><text:span text:style-name="footnote_20_reference"/> die Turnhalle =</text:p></text:note-body></text:note><text:span text:style-name="T2">, Zelten und Containern untergebracht werden. Beim Bundesamt für Migration und Flüchtlinge (BAMF), das für die Asylverfahren zuständig ist, häufen sich</text:span><text:note text:id="ftn9" text:note-class="footnote"><text:note-citation>9</text:note-citation><text:note-body><text:p text:style-name="P13"><text:span text:style-name="footnote_20_reference"/> sich häufen =</text:p></text:note-body></text:note><text:span text:style-name="T2"> unterdessen Hunderttausende von Anträgen</text:span><text:note text:id="ftn10" text:note-class="footnote"><text:note-citation>10</text:note-citation><text:note-body><text:p text:style-name="P14"><text:span text:style-name="footnote_20_reference"/> der Antrag =</text:p></text:note-body></text:note><text:span text:style-name="T2">. Von Anfang Januar bis Ende Dezember 2015 wurden 476.000 Asylanträge gestellt. Ende Dezember 2015 lag die Zahl der noch nicht entschiedenen Anträge bei 364.000, davon 337.000 als Erstanträge und 27.000 als Folgeanträge. Etwa 400.000 Flüchtlinge konnten bisher nicht einmal einen Antrag stellen. Auf einen entsprechenden Termin müssen Flüchtlinge im Moment mehrere Monate warten.</text:span></text:p>
      <text:p text:style-name="P1"><text:span text:style-name="T2">In der Flüchtlingsfrage bleiben die Deutschen gespalten</text:span><text:note text:id="ftn11" text:note-class="footnote"><text:note-citation>11</text:note-citation><text:note-body><text:p text:style-name="P15"><text:span text:style-name="footnote_20_reference"/> gespalten =</text:p></text:note-body></text:note><text:span text:style-name="T2">. Unglaublich ist die Hilfsbereitschaft</text:span><text:note text:id="ftn12" text:note-class="footnote"><text:note-citation>12</text:note-citation><text:note-body><text:p text:style-name="P16"><text:span text:style-name="footnote_20_reference"/> die Hilfsbereitschaft = </text:p></text:note-body></text:note><text:span text:style-name="T2">, mit der die Flüchtlinge begrüßt und unterstützt</text:span><text:note text:id="ftn13" text:note-class="footnote"><text:note-citation>13</text:note-citation><text:note-body><text:p text:style-name="P17"><text:span text:style-name="footnote_20_reference"/> unterstützen =</text:p></text:note-body></text:note><text:span text:style-name="T2"> wurden. Die Bilder vom Münchner Hauptbahnhof Anfang September 2015, als tausende entkräfteter Flüchtlinge willkommen geheißen und versorgt</text:span><text:note text:id="ftn14" text:note-class="footnote"><text:note-citation>14</text:note-citation><text:note-body><text:p text:style-name="P18"><text:span text:style-name="footnote_20_reference"/> versorgen =</text:p></text:note-body></text:note><text:span text:style-name="T2"> wurden, gingen um die Welt.<text:line-break/>Andererseits fragen sich die Menschen, ob und wie sich eine derart große Zahl von Flüchtlingen aus einem fremden Kulturkreis in Deutschland integrieren lassen.<text:line-break/>Angesichts</text:span><text:note text:id="ftn15" text:note-class="footnote"><text:note-citation>15</text:note-citation><text:note-body><text:p text:style-name="P19"><text:span text:style-name="footnote_20_reference"/> angesichts =</text:p></text:note-body></text:note><text:span text:style-name="T2"> der massiven Angriffe in der Silvesternacht in Köln, Hamburg und Stuttgart, bei denen es zu reihenweisen sexuellen Übergriffen auf Frauen und zu einer Vielzahl von </text:span><text:soft-page-break/><text:span text:style-name="T2">Diebstählen</text:span><text:note text:id="ftn16" text:note-class="footnote"><text:note-citation>16</text:note-citation><text:note-body><text:p text:style-name="P20"><text:span text:style-name="footnote_20_reference"/> der Diebstahl =</text:p></text:note-body></text:note><text:span text:style-name="T2"> durch Männer mit Migrationshintergrund kam, steigen auch die Ängste und die Verunsicherung in der Bevölkerung.</text:span></text:p>
      <text:p text:style-name="P1"><text:span text:style-name="T2">In Deutschland zeichnet sich inzwischen die Tendenz ab, immer stärker zwischen </text:span><text:span text:style-name="T3">Bürgerkriegsflüchtlingen </text:span><text:span text:style-name="T2">(vor allem aus Syrien, dem Irak und Afghanistan) auf der einen Seite und </text:span><text:span text:style-name="T3">Armutsflüchtlingen</text:span><text:note text:id="ftn17" text:note-class="footnote"><text:note-citation>17</text:note-citation><text:note-body><text:p text:style-name="P21"><text:span text:style-name="footnote_20_reference"/> die Armut = </text:p></text:note-body></text:note><text:span text:style-name="T3"> </text:span><text:span text:style-name="T2">(vor allem aus den Staaten des Westbalkans, also Serbien, Montenegro, Bosnien-Herzegowina, dem Kosovo, Albanien und Mazedonien) auf der anderen Seite zu unterscheiden</text:span><text:note text:id="ftn18" text:note-class="footnote"><text:note-citation>18</text:note-citation><text:note-body><text:p text:style-name="P22"><text:span text:style-name="footnote_20_reference"/> unterscheiden =</text:p></text:note-body></text:note><text:span text:style-name="T2">. Während Bürgerkriegsflüchtlinge zur Zeit mit einer Anerkennung in Deutschland rechnen können, sollen Armutsflüchtlinge möglichst schnell wieder zur Ausreise veranlasst werden. Befürworter argumentieren, dass Deutschland seine Kapazitäten für die Aufnahme wirklich schutzbedürftiger Menschen brauche. Kritiker halten dagegen, dass bestimmte Gruppen auf dem Balkan, beispielsweise Roma und Sinti, diskriminiert würden und deshalb ebenfalls auf Schutz angewiesen seien.</text:span></text:p>
      <text:p text:style-name="P1"><text:span text:style-name="T2">Viele halten es für dringend erforderlich, die </text:span><text:span text:style-name="T3">europäische Asylpolitik</text:span><text:span text:style-name="T2"> angesichts der Flüchtlingskrise zu überdenken. Seit der Einführung des </text:span><text:span text:style-name="T3">Dublin-Verfahrens</text:span><text:span text:style-name="T2"> ist das EU-Mitgliedsland für das Asylverfahren zuständig</text:span><text:note text:id="ftn19" text:note-class="footnote"><text:note-citation>19</text:note-citation><text:note-body><text:p text:style-name="P23"><text:span text:style-name="footnote_20_reference"/> für etwas zuständig sein =</text:p></text:note-body></text:note><text:span text:style-name="T2">, dessen Boden ein Flüchtling zuerst betreten hat. Diese Regelung belastet Länder an den Außengrenzen Europas besonders stark. So hatte auch Deutschland lange geglaubt, es könne die Migration den Ländern an den Schengen-Grenzen überlassen. Währenddessen will kaum einer der Flüchtlinge tatsächlich in Italien, Griechenland, Bulgarien oder Ungarn bleiben, in Ländern, die sie erklärtermaßen nicht wollen.</text:span></text:p>
      <text:p text:style-name="P1"><text:span text:style-name="T2">Seit Monaten wird in der Europäischen Union darüber diskutiert, die Flüchtlinge mithilfe eines Quotensystems auf die Mitgliedsstaaten</text:span><text:note text:id="ftn20" text:note-class="footnote"><text:note-citation>20</text:note-citation><text:note-body><text:p text:style-name="P24"><text:span text:style-name="footnote_20_reference"/> das Mitglied =</text:p></text:note-body></text:note><text:span text:style-name="T2"> zu verteilen</text:span><text:note text:id="ftn21" text:note-class="footnote"><text:note-citation>21</text:note-citation><text:note-body><text:p text:style-name="P25"><text:span text:style-name="footnote_20_reference"/> verteilen =</text:p></text:note-body></text:note><text:span text:style-name="T2">. Dieser soll sich an der Bevölkerungszahl, der Wirtschaftskraft und der Arbeitslosenquote orientieren. Bislang kam es zu keiner Einigung, bis auf wenige Länder wie Deutschland, Österreich und Schweden verhält sich Europa unsolidarisch. Inzwischen haben auch Österreich und Schweden die Aufnahme von Flüchtlingen reduziert.</text:span></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section text:style-name="Sect1" text:name="TextSection">
        <text:p text:style-name="Standard">Wortschatzliste - Kennen Sie schon? Oder raten Sie zuerst.</text:p>
        <text:list xml:id="list2459464731591895324" text:style-name="WWNum1">
          <text:list-item>
            <text:p text:style-name="P3"><text:span text:style-name="T4">etwas auf die Probe stellen = to put to the test</text:span></text:p>
          </text:list-item>
          <text:list-item>
            <text:p text:style-name="P3"><text:span text:style-name="T4">der </text:span><text:span text:style-name="T5">Flüchtlingsstrom</text:span><text:span text:style-name="T2"> = stream of refugees</text:span></text:p>
          </text:list-item>
          <text:list-item>
            <text:p text:style-name="P3"><text:span text:style-name="T4">vorbereiten = to prepare</text:span></text:p>
          </text:list-item>
          <text:list-item>
            <text:p text:style-name="P3"><text:span text:style-name="T4">die Unterbringung = accomadation</text:span></text:p>
          </text:list-item>
          <text:list-item>
            <text:p text:style-name="P3"><text:span text:style-name="T4">verantwortlich sein = to be responsible for sth</text:span></text:p>
          </text:list-item>
          <text:list-item>
            <text:p text:style-name="P3"><text:span text:style-name="T4">geeignet = suitable</text:span></text:p>
          </text:list-item>
          <text:list-item>
            <text:p text:style-name="P3"><text:span text:style-name="T4">die Unterkunft = housing</text:span></text:p>
          </text:list-item>
          <text:list-item>
            <text:p text:style-name="P3"><text:span text:style-name="T4">die Turnhalle = tennis hall</text:span></text:p>
          </text:list-item>
          <text:list-item>
            <text:p text:style-name="P3"><text:span text:style-name="T4">sich häufen = to heap up</text:span></text:p>
          </text:list-item>
          <text:list-item>
            <text:p text:style-name="P3"><text:span text:style-name="T4">der Antrag = proposal</text:span></text:p>
          </text:list-item>
          <text:list-item>
            <text:p text:style-name="P3"><text:span text:style-name="T4">gespalten = split</text:span></text:p>
          </text:list-item>
          <text:list-item>
            <text:p text:style-name="P3"><text:span text:style-name="T4">die Hilfsbereitschaft = cooperativeness</text:span></text:p>
          </text:list-item>
          <text:list-item>
            <text:p text:style-name="P3"><text:span text:style-name="T4">unterstützen =to support</text:span></text:p>
          </text:list-item>
          <text:list-item>
            <text:p text:style-name="P3"><text:span text:style-name="T4">versorgen = to take care of</text:span></text:p>
          </text:list-item>
          <text:list-item>
            <text:p text:style-name="P3"><text:span text:style-name="T4">angesichts = in the face of</text:span></text:p>
          </text:list-item>
          <text:list-item>
            <text:p text:style-name="P3"><text:span text:style-name="T4">der Diebstahl = theft</text:span></text:p>
          </text:list-item>
          <text:list-item>
            <text:p text:style-name="P3"><text:span text:style-name="T4">die Armut = poverty</text:span></text:p>
          </text:list-item>
          <text:list-item>
            <text:p text:style-name="P3"><text:span text:style-name="T4">unterscheiden = differentiate</text:span></text:p>
          </text:list-item>
          <text:list-item>
            <text:p text:style-name="P3"><text:span text:style-name="T4">für etwas zuständig sein = to be responsible for sth.</text:span></text:p>
          </text:list-item>
          <text:list-item>
            <text:p text:style-name="P3"><text:span text:style-name="T4">das Mitglied =</text:span></text:p>
          </text:list-item>
          <text:list-item>
            <text:p text:style-name="P3"><text:span text:style-name="T4">verteilen =</text:span></text:p>
          </text:list-item>
        </text:list>
        <text:p text:style-name="Standard"/>
        <text:p text:style-name="No_20_Spacing">Und jetzt schlagen Sie nach….</text:p>
        <text:p text:style-name="No_20_Spacing"><text:bookmark text:name="_GoBack"/></text:p>
        <text:list xml:id="list1633064153751909081" text:style-name="WWNum2">
          <text:list-item>
            <text:p text:style-name="P4"><text:span text:style-name="T4">etwas auf die Probe stellen =</text:span></text:p>
          </text:list-item>
          <text:list-item>
            <text:p text:style-name="P4"><text:span text:style-name="T4">der </text:span><text:span text:style-name="T5">Flüchtlingsstrom</text:span><text:span text:style-name="T2"> =</text:span></text:p>
          </text:list-item>
          <text:list-item>
            <text:p text:style-name="P4"><text:span text:style-name="T4">vorbereiten =</text:span></text:p>
          </text:list-item>
          <text:list-item>
            <text:p text:style-name="P4"><text:span text:style-name="T4">die Unterbringung =</text:span></text:p>
          </text:list-item>
          <text:list-item>
            <text:p text:style-name="P4"><text:span text:style-name="T4">verantwortlich sein =</text:span></text:p>
          </text:list-item>
          <text:list-item>
            <text:p text:style-name="P4"><text:span text:style-name="T4">geeignet = </text:span></text:p>
          </text:list-item>
          <text:list-item>
            <text:p text:style-name="P4"><text:span text:style-name="T4">die Unterkunft =</text:span></text:p>
          </text:list-item>
          <text:list-item>
            <text:p text:style-name="P4"><text:span text:style-name="T4">die Turnhalle =</text:span></text:p>
          </text:list-item>
          <text:list-item>
            <text:p text:style-name="P4"><text:span text:style-name="T4">sich häufen =</text:span></text:p>
          </text:list-item>
          <text:list-item>
            <text:p text:style-name="P4"><text:span text:style-name="T4">der Antrag =</text:span></text:p>
          </text:list-item>
          <text:list-item>
            <text:p text:style-name="P4"><text:span text:style-name="T4">gespalten =</text:span></text:p>
          </text:list-item>
          <text:list-item>
            <text:p text:style-name="P4"><text:span text:style-name="T4">die Hilfsbereitschaft = </text:span></text:p>
          </text:list-item>
          <text:list-item>
            <text:p text:style-name="P4"><text:span text:style-name="T4">unterstützen =</text:span></text:p>
          </text:list-item>
          <text:list-item>
            <text:p text:style-name="P4"><text:span text:style-name="T4">versorgen =</text:span></text:p>
          </text:list-item>
          <text:list-item>
            <text:p text:style-name="P4"><text:span text:style-name="T4">angesichts =</text:span></text:p>
          </text:list-item>
          <text:list-item>
            <text:p text:style-name="P4"><text:span text:style-name="T4">der Diebstahl =</text:span></text:p>
          </text:list-item>
          <text:list-item>
            <text:p text:style-name="P4"><text:span text:style-name="T4">die Armut = </text:span></text:p>
          </text:list-item>
          <text:list-item>
            <text:p text:style-name="P4"><text:span text:style-name="T4">unterscheiden =</text:span></text:p>
          </text:list-item>
          <text:list-item>
            <text:p text:style-name="P4"><text:span text:style-name="T4">für etwas zuständig sein =</text:span></text:p>
          </text:list-item>
          <text:list-item>
            <text:p text:style-name="P4"><text:span text:style-name="T4">das Mitglied =</text:span></text:p>
          </text:list-item>
          <text:list-item>
            <text:p text:style-name="P4"><text:span text:style-name="T4">verteilen =</text:span></text:p>
          </text:list-item>
        </text:list>
      </text:section>
      <text:section text:style-name="Sect2" text:name="Section1">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0693in" fo:margin-bottom="0.0693in" fo:line-height="100%"/>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endnote_20_text" style:display-name="end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im</meta:initial-creator>
    <dc:creator>Robert Ritchie</dc:creator>
    <meta:editing-cycles>9</meta:editing-cycles>
    <meta:creation-date>2016-06-01T06:41:00</meta:creation-date>
    <dc:date>2016-09-25T21:42:21.85</dc:date>
    <meta:editing-duration>PT39S</meta:editing-duration>
    <meta:generator>OpenOffice/4.1.1$Win32 OpenOffice.org_project/411m6$Build-9775</meta:generator>
    <meta:document-statistic meta:table-count="0" meta:image-count="0" meta:object-count="0" meta:page-count="3" meta:paragraph-count="71" meta:word-count="813" meta:character-count="52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